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2"/>
        <table:table-column table:style-name="co7" table:number-columns-repeated="2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Caso </text:p>
          </table:table-cell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ProductId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usuarios. Retorna array</text:p>
          </table:table-cell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usuarios. No permitido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up</text:p>
          </table:table-cell>
          <table:table-cell office:value-type="string" calcext:value-type="string">
            <text:p>Crea usuario. Retorna 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up</text:p>
          </table:table-cell>
          <table:table-cell office:value-type="string" calcext:value-type="string">
            <text:p>Crea usuario, role Admin. Error no espera R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in</text:p>
          </table:table-cell>
          <table:table-cell office:value-type="string" calcext:value-type="string">
            <text:p>Login. Retorna el usuario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Obtener usuario. Retorna 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Obtener usuario. Unauthoriz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Modificar usuario. Usuario modifica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Modificar usuario, email erroneo. Invalid emai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Eliminar usuario, id inexistente. User not foun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C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Eliminar usuario. Retorna user elimina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products. Retrona array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1:25:17.160454307</meta:creation-date>
    <dc:date>2024-04-22T11:57:36.412282315</dc:date>
    <meta:editing-duration>PT27S</meta:editing-duration>
    <meta:editing-cycles>2</meta:editing-cycles>
    <meta:generator>LibreOffice/7.3.7.2$Linux_X86_64 LibreOffice_project/30$Build-2</meta:generator>
    <meta:document-statistic meta:table-count="1" meta:cell-count="100" meta:object-count="0"/>
  </office:meta>
</office:document-meta>
</file>